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style:style style:name="P2" style:family="paragraph" style:parent-style-name="Heading_20_2">
      <style:paragraph-properties fo:margin-top="0.25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</style:style>
    <style:style style:name="P7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text-align="justify" style:justify-single-word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0.3937in" fo:margin-right="0in" fo:margin-top="0in" fo:margin-bottom="0in" loext:contextual-spacing="false" fo:line-height="138%" fo:text-indent="0in" style:auto-text-indent="false" style:writing-mode="lr-tb"/>
    </style:style>
    <style:style style:name="P9" style:family="paragraph" style:parent-style-name="Text_20_body">
      <style:paragraph-properties fo:margin-left="0.3937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.3937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1" style:family="paragraph" style:parent-style-name="Text_20_body">
      <style:paragraph-properties fo:margin-left="0.5in" fo:margin-right="0in" fo:text-indent="0in" style:auto-text-indent="false"/>
    </style:style>
    <style:style style:name="P12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666666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0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2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666666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3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666666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left="0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999999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style:font-name="Arial" fo:font-size="11pt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docs-internal-guid-140033cf-7fff-7124-0c0c-1e369d8eba88"/>Задание 1. Запуск ROS-узлов при старте системы</text:h>
      <text:p text:style-name="P4">Создайте скрипт, который будет автоматически запускать ROS-узлы на роботе при старте системы. Используйте systemd. </text:p>
      <text:p text:style-name="Text_20_body"/>
      <text:p text:style-name="P4">В качестве решения:</text:p>
      <text:list xml:id="list835790511" text:style-name="L1">
        <text:list-item>
          <text:p text:style-name="P7">Предоставьте исходный код скрипта (с указанием расположения файла), systemd unit-файл.</text:p>
        </text:list-item>
        <text:list-item>
          <text:p text:style-name="P7">Оставьте комментарии в решении или прикрепите краткое описание решения и его особенностей.</text:p>
        </text:list-item>
        <text:list-item>
          <text:p text:style-name="P7">Опишите шаги по установке и настройке решения.</text:p>
        </text:list-item>
        <text:list-item>
          <text:p text:style-name="P7">Подтвердите работоспособность: сделайте скриншоты вывода команды systemctl status, показывающие, что узлы ROS запускаются автоматически при старте системы, выводятся команды rosnode list и другие.</text:p>
        </text:list-item>
      </text:list>
      <text:p text:style-name="Text_20_body"/>
      <text:p text:style-name="P5">—</text:p>
      <text:p text:style-name="Text_20_body"/>
      <text:h text:style-name="P2" text:outline-level="2">Подсказки</text:h>
      <text:p text:style-name="Text_20_body"/>
      <text:p text:style-name="P3">В этом задании наша основная цель — попрактиковаться в настройке автозапуска приложений при старте системы с использованием systemd.</text:p>
      <text:p text:style-name="P3">Исходя из практического опыта, одним из наиболее распространённых применений автозапуска в робототехнике является запуск программного обеспечения робота с использованием roslaunch-файлов. Поэтому в примере мы будем использовать ROS (Robot Operating System). </text:p>
      <text:p text:style-name="Text_20_body"/>
      <text:p text:style-name="P8"><text:span text:style-name="T1">ROS (Robot Operating System) — это набор инструментов и библиотек для создания приложений для роботов. В ROS всё разделено на узлы (nodes), каждый из которых выполняет определённую задачу. Узлы могут общаться между собой, отправляя и получая сообщения.<text:line-break/>roslaunch – инструмент ROS, который позволяет запустить несколько узлов ROS одновременно с использованием файла настройки (.launch).</text:span></text:p>
      <text:p text:style-name="Text_20_body"/>
      <text:p text:style-name="P3">Однако на этом этапе нашего курса основной акцент делается на самом механизме автозапуска, а не на деталях работы с ROS. Более подробное знакомство с ROS нас <text:soft-page-break/>ожидает в шестом модуле. Сейчас не стоит углубляться в детали работы с ROS, все нужные подсказки есть далее.</text:p>
      <text:p text:style-name="Text_20_body"/>
      <text:p text:style-name="P3">Шаги работы:</text:p>
      <text:p text:style-name="Text_20_body"/>
      <text:p text:style-name="P3">1. Создайте .launch-файл (например, demo_launch.launch, в директории на ваш выбор):</text:p>
      <text:p text:style-name="Text_20_body"/>
      <text:p text:style-name="P9">&lt;launch&gt;</text:p>
      <text:p text:style-name="P10">    <text:span text:style-name="T3">&lt;node name="demo_publisher" pkg="rostopic" type="rostopic" args="pub -r 10 /demo_topic std_msgs/String 'data: Hello, ROS!'" /&gt;</text:span></text:p>
      <text:p text:style-name="P9">&lt;/launch&gt;</text:p>
      <text:p text:style-name="Text_20_body"/>
      <text:p text:style-name="P12">Что такое .launch-файл:</text:p>
      <text:p text:style-name="Text_20_body"/>
      <text:p text:style-name="P12">В ROS файлы с расширением .launch предназначены для того, чтобы одновременно запустить один или несколько узлов (отдельных ROS-программ). Эти файлы написаны на XML и позволяют определить, какие узлы следует запустить, а также задать параметры для этих узлов.</text:p>
      <text:p text:style-name="Text_20_body"/>
      <text:p text:style-name="P12">Разбор содержимого файла demo_launch.launch:</text:p>
      <text:p text:style-name="Text_20_body"/>
      <text:list xml:id="list2231269362" text:style-name="L2">
        <text:list-item>
          <text:p text:style-name="P14">&lt;launch&gt;: это корневой элемент каждого .launch-файла. Все остальные элементы файла расположены внутри него.</text:p>
        </text:list-item>
        <text:list-item>
          <text:p text:style-name="P14">&lt;node&gt;: элемент, который описывает узел, который необходимо запустить.</text:p>
        </text:list-item>
        <text:list-item>
          <text:p text:style-name="P14">name="demo_publisher": это имя узла. Каждый узел в ROS должен иметь уникальное имя.</text:p>
        </text:list-item>
        <text:list-item>
          <text:p text:style-name="P14">pkg="rostopic": здесь указано имя пакета ROS, которому принадлежит узел. В данном случае мы используем утилиту rostopic, которая поставляется с ROS и позволяет публиковать и подписываться на топики.</text:p>
        </text:list-item>
        <text:list-item>
          <text:p text:style-name="P14">type="rostopic": здесь указан тип узла. Это имя исполняемого файла в указанном пакете.</text:p>
        </text:list-item>
        <text:list-item>
          <text:p text:style-name="P14">args="pub -r 10 /demo_topic std_msgs/String 'data: Hello, ROS!'": это аргументы, передаваемые узлу при запуске. В данном случае команда публикует сообщения в топик /demo_topic с частотой 10 Гц. Сообщение имеет тип std_msgs/String и содержит текст "Hello, ROS!".</text:p>
        </text:list-item>
      </text:list>
      <text:p text:style-name="P11"/>
      <text:p text:style-name="P3">2. Создайте скрипт запуска (например, start-ros.sh):</text:p>
      <text:p text:style-name="Text_20_body"/>
      <text:p text:style-name="P9">#!/bin/bash</text:p>
      <text:p text:style-name="P9"><text:soft-page-break/>source /opt/ros/noetic/setup.bash</text:p>
      <text:p text:style-name="P9">roslaunch /path/to/demo_launch.launch</text:p>
      <text:p text:style-name="Text_20_body"/>
      <text:p text:style-name="P12">Пояснения по содержанию файла start-ros.sh:</text:p>
      <text:list xml:id="list1307351617" text:style-name="L3">
        <text:list-item>
          <text:p text:style-name="P15">source /opt/ros/noetic/setup.bash: эта команда инициализирует рабочее пространство ROS. Она устанавливает различные переменные окружения и пути, которые позволяют корректно работать с ROS. </text:p>
        </text:list-item>
        <text:list-item>
          <text:p text:style-name="P15">roslaunch /path/to/demo_launch.launch: эта команда использует инструмент roslaunch для запуска узлов, описанных в .launch-файле.</text:p>
        </text:list-item>
      </text:list>
      <text:p text:style-name="P11"/>
      <text:p text:style-name="P3">Не забудьте сделать скрипт исполняемым (chmod +x /path/to/start-ros.sh).</text:p>
      <text:p text:style-name="P3">Также в строке /path/to/demo_launch.launch задайте полный путь к .launch-файлу.</text:p>
      <text:p text:style-name="Text_20_body"/>
      <text:p text:style-name="P3">3. Создайте systemd unit-файл (например, ros-demo.service) в /etc/systemd/system/:</text:p>
      <text:p text:style-name="Text_20_body"/>
      <text:p text:style-name="P9">[Unit]</text:p>
      <text:p text:style-name="P9">Description=ROS Demo Node Auto-start Service</text:p>
      <text:p text:style-name="P9">After=network.target</text:p>
      <text:p text:style-name="Text_20_body"/>
      <text:p text:style-name="P9">[Service]</text:p>
      <text:p text:style-name="P9">Type=simple</text:p>
      <text:p text:style-name="P9">ExecStart=/bin/bash /path/to/start-ros.sh</text:p>
      <text:p text:style-name="Text_20_body"/>
      <text:p text:style-name="P9">[Install]</text:p>
      <text:p text:style-name="P9">WantedBy=multi-user.target</text:p>
      <text:p text:style-name="Text_20_body"/>
      <text:p text:style-name="P3">4. Включите ваш service:</text:p>
      <text:p text:style-name="Text_20_body"/>
      <text:p text:style-name="P16">sudo systemctl enable ros-demo.service</text:p>
      <text:p text:style-name="Text_20_body"/>
      <text:p text:style-name="P3">5. Проверка работоспособности:</text:p>
      <text:p text:style-name="Text_20_body"/>
      <text:p text:style-name="P3">Выполните перезагрузку вашего компьютера.</text:p>
      <text:p text:style-name="P3">После перезагрузки:</text:p>
      <text:p text:style-name="P3">a. Для проверки статуса вашей службы используйте команду:</text:p>
      <text:p text:style-name="Text_20_body"/>
      <text:p text:style-name="P16">systemctl status ros-demo.service </text:p>
      <text:p text:style-name="Text_20_body"/>
      <text:p text:style-name="P3"><text:soft-page-break/>Вывод этой команды должен показать, что служба активна и запущена (Loaded, Active).</text:p>
      <text:p text:style-name="Text_20_body"/>
      <text:p text:style-name="P3">b. Чтобы увидеть список запущенных узлов ROS, используйте команду:</text:p>
      <text:p text:style-name="Text_20_body"/>
      <text:p text:style-name="P16">rosnode list</text:p>
      <text:p text:style-name="Text_20_body"/>
      <text:p text:style-name="P3">Команда rosnode list показывает список всех активно работающих узлов в вашей текущей сессии ROS. Вы должны увидеть узел demo_publisher в списке активных узлов. </text:p>
      <text:p text:style-name="Text_20_body"/>
      <text:p text:style-name="P13">/demo_publisher</text:p>
      <text:p text:style-name="P13">/rosout</text:p>
      <text:p text:style-name="Text_20_body"/>
      <text:p text:style-name="P3">c. Также должны публиковаться сообщения в топике (теме) /demo_topic. Вы можете проверить это, используя:</text:p>
      <text:p text:style-name="Text_20_body"/>
      <text:p text:style-name="P16">rostopic echo /demo_topic</text:p>
      <text:p text:style-name="Text_20_body"/>
      <text:p text:style-name="P3">Вы должны видеть сообщения "Hello, ROS!", публикуемые каждые 0,1 секунды.</text:p>
      <text:p text:style-name="Text_20_body"/>
      <text:p text:style-name="P6"><text:span text:style-name="T2">В случае проблем посмотрите логи сервиса в journalctl:<text:line-break/><text:line-break/>journalctl --unit=ros-demo.service</text:span></text:p>
      <text:p text:style-name="Text_20_body"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8T11:14:27.590824089</meta:creation-date>
    <dc:date>2024-05-08T11:15:13.146991583</dc:date>
    <meta:editing-duration>PT45S</meta:editing-duration>
    <meta:editing-cycles>1</meta:editing-cycles>
    <meta:document-statistic meta:table-count="0" meta:image-count="0" meta:object-count="0" meta:page-count="4" meta:paragraph-count="63" meta:word-count="612" meta:character-count="4806" meta:non-whitespace-character-count="4252"/>
    <meta:generator>LibreOffice/6.4.7.2$Linux_X86_64 LibreOffice_project/40$Build-2</meta:generator>
  </office:meta>
</office:document-meta>
</file>